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0.41024" calcext:value-type="float">
            <text:p>0,41024</text:p>
          </table:table-cell>
          <table:table-cell office:value-type="float" office:value="29236.47" calcext:value-type="float">
            <text:p>29236,47</text:p>
          </table:table-cell>
          <table:table-cell office:value-type="float" office:value="9253.16" calcext:value-type="float">
            <text:p>9253,16</text:p>
          </table:table-cell>
          <table:table-cell table:formula="of:=[.G5]-[.F5]" office:value-type="float" office:value="0.490000000000002" calcext:value-type="float">
            <text:p>0,490000000000002</text:p>
          </table:table-cell>
          <table:table-cell office:value-type="float" office:value="49.96" calcext:value-type="float">
            <text:p>49,96</text:p>
          </table:table-cell>
          <table:table-cell office:value-type="float" office:value="50.45" calcext:value-type="float">
            <text:p>50,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0.541887" calcext:value-type="float">
            <text:p>0,541887</text:p>
          </table:table-cell>
          <table:table-cell office:value-type="float" office:value="37516.24" calcext:value-type="float">
            <text:p>37516,24</text:p>
          </table:table-cell>
          <table:table-cell office:value-type="float" office:value="10450.4" calcext:value-type="float">
            <text:p>10450,4</text:p>
          </table:table-cell>
          <table:table-cell table:formula="of:=[.G7]-[.F7]" office:value-type="float" office:value="0.140000000000001" calcext:value-type="float">
            <text:p>0,140000000000001</text:p>
          </table:table-cell>
          <table:table-cell office:value-type="float" office:value="50.17" calcext:value-type="float">
            <text:p>50,17</text:p>
          </table:table-cell>
          <table:table-cell office:value-type="float" office:value="50.31" calcext:value-type="float">
            <text:p>50,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33257" calcext:value-type="float">
            <text:p>0,33257</text:p>
          </table:table-cell>
          <table:table-cell office:value-type="float" office:value="24636.45" calcext:value-type="float">
            <text:p>24636,45</text:p>
          </table:table-cell>
          <table:table-cell office:value-type="float" office:value="9247.84" calcext:value-type="float">
            <text:p>9247,84</text:p>
          </table:table-cell>
          <table:table-cell table:formula="of:=[.G9]-[.F9]" office:value-type="float" office:value="0.329999999999998" calcext:value-type="float">
            <text:p>0,329999999999998</text:p>
          </table:table-cell>
          <table:table-cell office:value-type="float" office:value="49.9" calcext:value-type="float">
            <text:p>49,9</text:p>
          </table:table-cell>
          <table:table-cell office:value-type="float" office:value="50.23" calcext:value-type="float">
            <text:p>50,23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-0.131647" calcext:value-type="float">
            <text:p>-0,131647</text:p>
          </table:table-cell>
          <table:table-cell/>
          <table:table-cell table:formula="of:=-VLOOKUP([.G$5];[$Data.$A$4:$Data.$E$9];2;0) + VLOOKUP([.$A7];[$Data.$A$4:$Data.$E$9];2;0)" office:value-type="float" office:value="0.07767" calcext:value-type="float">
            <text:p>0,077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0.131647" calcext:value-type="float">
            <text:p>0,131647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209317" calcext:value-type="float">
            <text:p>0,209317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07767" calcext:value-type="float">
            <text:p>-0,07767</text:p>
          </table:table-cell>
          <table:table-cell/>
          <table:table-cell table:formula="of:=-VLOOKUP([.E$5];[$Data.$A$4:$Data.$E$9];2;0) + VLOOKUP([.$A11];[$Data.$A$4:$Data.$E$9];2;0)" office:value-type="float" office:value="-0.209317" calcext:value-type="float">
            <text:p>-0,209317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-8279.77" calcext:value-type="float">
            <text:p>-8279,77</text:p>
          </table:table-cell>
          <table:table-cell/>
          <table:table-cell table:formula="of:=-VLOOKUP([.G$5];[$Data.$A$4:$Data.$E$9];3;0) + VLOOKUP([.$A18];[$Data.$A$4:$Data.$E$9];3;0)" office:value-type="float" office:value="4600.02" calcext:value-type="float">
            <text:p>4600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8279.77" calcext:value-type="float">
            <text:p>8279,77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12879.79" calcext:value-type="float">
            <text:p>12879,7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4600.02" calcext:value-type="float">
            <text:p>-4600,02</text:p>
          </table:table-cell>
          <table:table-cell/>
          <table:table-cell table:formula="of:=-VLOOKUP([.E$5];[$Data.$A$4:$Data.$E$9];3;0) + VLOOKUP([.$A22];[$Data.$A$4:$Data.$E$9];3;0)" office:value-type="float" office:value="-12879.79" calcext:value-type="float">
            <text:p>-12879,79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1197.24" calcext:value-type="float">
            <text:p>-1197,24</text:p>
          </table:table-cell>
          <table:table-cell/>
          <table:table-cell table:formula="of:=-VLOOKUP([.G$5];[$Data.$A$4:$Data.$E$9];4;0) + VLOOKUP([.$A29];[$Data.$A$4:$Data.$E$9];4;0)" office:value-type="float" office:value="5.31999999999971" calcext:value-type="float">
            <text:p>5,319999999999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1197.24" calcext:value-type="float">
            <text:p>1197,24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1202.56" calcext:value-type="float">
            <text:p>1202,56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-5.31999999999971" calcext:value-type="float">
            <text:p>-5,31999999999971</text:p>
          </table:table-cell>
          <table:table-cell/>
          <table:table-cell table:formula="of:=-VLOOKUP([.E$5];[$Data.$A$4:$Data.$E$9];4;0) + VLOOKUP([.$A33];[$Data.$A$4:$Data.$E$9];4;0)" office:value-type="float" office:value="-1202.56" calcext:value-type="float">
            <text:p>-1202,56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0.350000000000001" calcext:value-type="float">
            <text:p>0,350000000000001</text:p>
          </table:table-cell>
          <table:table-cell/>
          <table:table-cell table:formula="of:=-VLOOKUP([.G$5];[$Data.$A$4:$Data.$E$9];5;0) + VLOOKUP([.$A40];[$Data.$A$4:$Data.$E$9];5;0)" office:value-type="float" office:value="0.160000000000004" calcext:value-type="float">
            <text:p>0,1600000000000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-0.350000000000001" calcext:value-type="float">
            <text:p>-0,350000000000001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-0.189999999999998" calcext:value-type="float">
            <text:p>-0,189999999999998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-0.160000000000004" calcext:value-type="float">
            <text:p>-0,160000000000004</text:p>
          </table:table-cell>
          <table:table-cell/>
          <table:table-cell table:formula="of:=-VLOOKUP([.E$5];[$Data.$A$4:$Data.$E$9];5;0) + VLOOKUP([.$A44];[$Data.$A$4:$Data.$E$9];5;0)" office:value-type="float" office:value="0.189999999999998" calcext:value-type="float">
            <text:p>0,189999999999998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1046585" calcext:value-type="float">
            <text:p>0,01</text:p>
          </table:table-cell>
          <table:table-cell table:style-name="ce14" office:value-type="float" office:value="643.9895" calcext:value-type="float">
            <text:p>643,99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209317" calcext:value-type="float">
            <text:p>0,02</text:p>
          </table:table-cell>
          <table:table-cell table:style-name="ce14" table:formula="of:=[.C4]*2" office:value-type="float" office:value="1287.979" calcext:value-type="float">
            <text:p>1287,98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1" calcext:value-type="float">
            <text:p>1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 office:value-type="float" office:value="1" calcext:value-type="float">
            <text:p>1,00</text:p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0" calcext:value-type="float">
            <text:p>0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>
            <text:p/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1" calcext:value-type="float">
            <text:p>1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0" calcext:value-type="float">
            <text:p>0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>
            <text:p/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1" calcext:value-type="float">
            <text:p>1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0" calcext:value-type="float">
            <text:p>0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1" calcext:value-type="float">
            <text:p>1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1" calcext:value-type="float">
            <text:p>1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0" calcext:value-type="float">
            <text:p>0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number-style style:name="N145">
      <number:number number:decimal-places="3" number:min-decimal-places="3"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0">
      <number:number number:decimal-places="4" number:min-decimal-places="4" number:min-integer-digits="1"/>
    </number:number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6:02:39.279515082</dc:date>
    <meta:editing-duration>PT1H12M46S</meta:editing-duration>
    <meta:editing-cycles>10</meta:editing-cycles>
    <meta:generator>LibreOffice/7.3.7.2$Linux_X86_64 LibreOffice_project/30$Build-2</meta:generator>
    <meta:document-statistic meta:table-count="3" meta:cell-count="239" meta:object-count="0"/>
  </office:meta>
</office:document-meta>
</file>